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a5eb4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5eb4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cf33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8b647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0f33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152a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BarunGothic" fo:font-size="16pt" officeooo:rsid="000a5eb4" officeooo:paragraph-rsid="000a5eb4" style:font-size-asian="16pt" style:font-size-complex="16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BarunGothic" fo:font-size="16pt" officeooo:paragraph-rsid="0005c0b7" style:font-size-asian="16pt" style:font-size-complex="16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0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a5eb4" style:font-name-asian="OzHandicraft BT" style:font-size-asian="16pt" style:font-name-complex="OzHandicraft B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48d14e" officeooo:paragraph-rsid="0048d14e" style:font-name-asian="OLIVEOIL" style:font-size-asian="12pt" style:font-weight-asian="bold" style:font-name-complex="OLIVEOIL" style:font-size-complex="12pt" style:font-weight-complex="bold"/>
    </style:style>
    <style:style style:name="P24" style:family="paragraph">
      <style:paragraph-properties fo:text-align="center"/>
      <style:text-properties fo:font-size="12pt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a5eb4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05c0b7"/>
    </style:style>
    <style:style style:name="T10" style:family="text">
      <style:text-properties officeooo:rsid="000a5eb4"/>
    </style:style>
    <style:style style:name="T11" style:family="text">
      <style:text-properties officeooo:rsid="000cd094"/>
    </style:style>
    <style:style style:name="T12" style:family="text">
      <style:text-properties officeooo:rsid="0012b3cd"/>
    </style:style>
    <style:style style:name="T13" style:family="text">
      <style:text-properties officeooo:rsid="001acf33"/>
    </style:style>
    <style:style style:name="T14" style:family="text">
      <style:text-properties officeooo:rsid="001ce9bd"/>
    </style:style>
    <style:style style:name="T15" style:family="text">
      <style:text-properties officeooo:rsid="001da86b"/>
    </style:style>
    <style:style style:name="T16" style:family="text">
      <style:text-properties officeooo:rsid="00231700"/>
    </style:style>
    <style:style style:name="T17" style:family="text">
      <style:text-properties officeooo:rsid="0024e36e"/>
    </style:style>
    <style:style style:name="T18" style:family="text">
      <style:text-properties officeooo:rsid="0026d0cf"/>
    </style:style>
    <style:style style:name="T19" style:family="text">
      <style:text-properties officeooo:rsid="002bc58d"/>
    </style:style>
    <style:style style:name="T20" style:family="text">
      <style:text-properties officeooo:rsid="002df469"/>
    </style:style>
    <style:style style:name="T21" style:family="text">
      <style:text-properties officeooo:rsid="002fd58b"/>
    </style:style>
    <style:style style:name="T22" style:family="text">
      <style:text-properties officeooo:rsid="00323abe"/>
    </style:style>
    <style:style style:name="T23" style:family="text">
      <style:text-properties officeooo:rsid="00342b91"/>
    </style:style>
    <style:style style:name="T24" style:family="text">
      <style:text-properties officeooo:rsid="00352d65"/>
    </style:style>
    <style:style style:name="T25" style:family="text">
      <style:text-properties officeooo:rsid="0039f839"/>
    </style:style>
    <style:style style:name="T26" style:family="text">
      <style:text-properties officeooo:rsid="003b815c"/>
    </style:style>
    <style:style style:name="T27" style:family="text">
      <style:text-properties officeooo:rsid="003d9728"/>
    </style:style>
    <style:style style:name="T28" style:family="text">
      <style:text-properties officeooo:rsid="003d9f8e"/>
    </style:style>
    <style:style style:name="T29" style:family="text">
      <style:text-properties officeooo:rsid="0041dcff"/>
    </style:style>
    <style:style style:name="T30" style:family="text">
      <style:text-properties officeooo:rsid="0044e1d2"/>
    </style:style>
    <style:style style:name="T31" style:family="text">
      <style:text-properties officeooo:rsid="00470b3a"/>
    </style:style>
    <style:style style:name="T32" style:family="text">
      <style:text-properties officeooo:rsid="0048f7e7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7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0">TKK(Irish Red Ale)</text:span> <text:s text:c="64"/></text:p>
      <text:p text:style-name="P21">Brew Date: <text:s text:c="3"/><text:span text:style-name="T22">Jan 4’19</text:span></text:p>
      <text:p text:style-name="P3"><text:span text:style-name="T4">Batch Size:</text:span><text:span text:style-name="T8"> 10 gal</text:span><text:span text:style-name="T4"><text:tab/><text:tab/><text:tab/></text:span></text:p>
      <text:p text:style-name="P1"><text:span text:style-name="T4">Target OG/◦P: </text:span><text:span text:style-name="T5">1.058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5" svg:x1="1.543cm" svg:y1="0.624cm" svg:x2="1.622cm" svg:y2="6.577cm"><text:p/></draw:line><draw:line text:anchor-type="paragraph" draw:z-index="5" draw:style-name="gr2" draw:text-style-name="P25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7"><text:s text:c="2"/><text:span text:style-name="T10">15</text:span> <text:s text:c="4"/><text:span text:style-name="T10"># <text:s text:c="6"/>Pale</text:span></text:p>
      <text:p text:style-name="P7"><text:s text:c="3"/><text:span text:style-name="T10">2 <text:s text:c="6"/># <text:s text:c="5"/>Wheat</text:span></text:p>
      <text:p text:style-name="P7"><text:s/><text:span text:style-name="T10">1.25 <text:s text:c="3"/># <text:s text:c="6"/>Crystal 60-80</text:span> <text:s/></text:p>
      <text:p text:style-name="P7"><text:span text:style-name="T14">1</text:span>.<text:span text:style-name="T10">65 <text:s text:c="4"/># <text:s text:c="7"/>Cara pils malt</text:span></text:p>
      <text:p text:style-name="P9"><draw:custom-shape text:anchor-type="paragraph" draw:z-index="2" draw:style-name="gr1" draw:text-style-name="P24" svg:width="0.586cm" svg:height="0.532cm" svg:x="16.413cm" svg:y="0.12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00 <text:s text:c="5"/>g <text:s text:c="7"/>Roasted barley</text:p>
      <text:p text:style-name="P7"><text:s text:c="2"/><text:span text:style-name="T10">2 <text:s text:c="7"/># <text:s text:c="3"/>Grated red potatoes{cooked}</text:span></text:p>
      <text:p text:style-name="P7"><text:s text:c="19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8"><draw:line text:anchor-type="paragraph" draw:z-index="4" draw:style-name="gr2" draw:text-style-name="P25" svg:x1="1.623cm" svg:y1="0.626cm" svg:x2="1.702cm" svg:y2="0.6cm"><text:p/></draw:line><text:s text:c="5"/>Irish Moss</text:p>
      <text:p text:style-name="P19"><text:s text:c="13"/><text:span text:style-name="T27">Mauri brew</text:span> Yeast</text:p>
      <text:p text:style-name="P7"/>
      <text:p text:style-name="P7"/>
      <text:p text:style-name="P7"><draw:line text:anchor-type="paragraph" draw:z-index="7" draw:style-name="gr2" draw:text-style-name="P25" svg:x1="7.497cm" svg:y1="0.564cm" svg:x2="7.576cm" svg:y2="4.004cm"><text:p/></draw:line>Qt <text:s/>oz/g <text:s text:c="2"/>Hop/Seasoning <text:s text:c="14"/><text:span text:style-name="T9">Date</text:span></text:p>
      <text:p text:style-name="P8"><draw:line text:anchor-type="paragraph" draw:z-index="6" draw:style-name="gr2" draw:text-style-name="P25" svg:x1="2.549cm" svg:y1="0.012cm" svg:x2="2.628cm" svg:y2="3.452cm"><text:p/></draw:line><text:s/></text:p>
      <text:p text:style-name="P15">72 <text:s text:c="6"/>g <text:s text:c="20"/>Goldings <text:s text:c="11"/></text:p>
      <text:p text:style-name="P15">56 <text:s text:c="7"/>g <text:s text:c="20"/>Fuggles</text:p>
      <text:p text:style-name="P15">56 <text:s text:c="7"/>g <text:s text:c="20"/>Willamette</text:p>
      <text:p text:style-name="P16"/>
      <text:p text:style-name="P2"><text:span text:style-name="T4"><text:s text:c="807"/></text:span><text:span text:style-name="T7">Stage <text:s text:c="13"/>Date <text:s text:c="17"/></text:span></text:p>
      <text:p text:style-name="P10">Primary: <text:s text:c="10"/></text:p>
      <text:p text:style-name="P10">Racked:<text:tab/><text:tab/><text:tab/><text:tab/><text:tab/><text:tab/></text:p>
      <text:p text:style-name="P10">Racked: <text:s text:c="6"/></text:p>
      <text:p text:style-name="P10">Bottled:<text:tab/> <text:s text:c="2"/><text:span text:style-name="T20">July 20’18</text:span> <text:s text:c="23"/><text:span text:style-name="T20">7x1L</text:span><text:tab/><text:tab/><text:tab/><text:tab/><text:tab/></text:p>
      <text:p text:style-name="P10">Kegged: <text:s text:c="5"/><text:span text:style-name="T20">july 20’18</text:span> <text:s text:c="24"/><text:span text:style-name="T20">2x5 gal</text:span></text:p>
      <text:p text:style-name="P10">Re-Kegged:</text:p>
      <text:p text:style-name="P1"><text:span text:style-name="T7">Purged:</text:span><text:span text:style-name="T3"><text:tab/><text:tab/><text:tab/><text:tab/><text:tab/><text:tab/>Charged:</text:span></text:p>
      <text:p text:style-name="P10"/>
      <text:p text:style-name="P10"><draw:frame draw:style-name="fr3" draw:name="Object2" text:anchor-type="paragraph" svg:x="9.733cm" svg:y="-0.148cm" svg:width="11.217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 <text:s text:c="4"/><text:span text:style-name="T22">7am</text:span></text:p>
      <text:p text:style-name="P10">Fill mash tun:<text:tab/><text:span text:style-name="T22">Thurs</text:span></text:p>
      <text:p text:style-name="P10">Fill sparge kettle: <text:s/><text:span text:style-name="T22">Thurs</text:span><text:tab/><text:tab/><text:tab/></text:p>
      <text:p text:style-name="P10">Fire burners: <text:span text:style-name="T22">7</text:span>am</text:p>
      <text:p text:style-name="P10">Heat Mash Tun : Target Temp: <text:span text:style-name="T15">67.7</text:span> <text:s text:c="4"/></text:p>
      <text:p text:style-name="P10">Heat Sparge Kettle: Target Temp: <text:span text:style-name="T15">71.1</text:span></text:p>
      <text:p text:style-name="P10">Target Temp (Mash): <text:span text:style-name="T15">67.7</text:span></text:p>
      <text:p text:style-name="P10">Grind grain: <text:s text:c="3"/><text:span text:style-name="T23">8am</text:span></text:p>
      <text:p text:style-name="P10">sparge temp: <text:s/><text:span text:style-name="T24">71</text:span></text:p>
      <text:p text:style-name="P10">Strike Temp: <text:span text:style-name="T24">65</text:span></text:p>
      <text:p text:style-name="P10">pump temp: <text:s/><text:span text:style-name="T24">67</text:span></text:p>
      <text:p text:style-name="P10">Mash in: <text:span text:style-name="T24">8:20am</text:span></text:p>
      <text:p text:style-name="P10">Temp: <text:span text:style-name="T24">61.4</text:span></text:p>
      <text:p text:style-name="P10">Mash: Duration: <text:s text:c="2"/><text:span text:style-name="T11">90</text:span> <text:s text:c="4"/>minutes <text:s text:c="7"/></text:p>
      <text:p text:style-name="P10">Start: <text:s/><text:span text:style-name="T24">8:20</text:span> <text:s text:c="5"/>Finish: <text:s text:c="2"/><text:span text:style-name="T24">9:50</text:span> </text:p>
      <text:p text:style-name="P10">Heat (to deactivate enzymes)<text:tab/></text:p>
      <text:p text:style-name="P10">Target Temp: <text:span text:style-name="T15">75.5</text:span> <text:s/>Start: <text:span text:style-name="T24">9:50</text:span> <text:s/><text:span text:style-name="T21">F</text:span>inish: <text:s text:c="2"/><text:span text:style-name="T25">10.08</text:span></text:p>
      <text:p text:style-name="P10">Heat Sparge H20 (Target<text:span text:style-name="T15">79.4</text:span>◦) <text:s text:c="7"/></text:p>
      <text:p text:style-name="P10">Sparge: Start: <text:s/><text:span text:style-name="T25">10.10am</text:span></text:p>
      <text:p text:style-name="P11">Finish: <text:span text:style-name="T26">11.00am</text:span></text:p>
      <text:p text:style-name="P11"><text:span text:style-name="T13">wor</text:span>t collected: <text:s text:c="2"/><text:span text:style-name="T12">kettle + 15qts</text:span></text:p>
      <text:p text:style-name="P10">Boil : Burner On: <text:s/><text:span text:style-name="T26">10:35</text:span></text:p>
      <text:p text:style-name="P10">Rolling Boil: <text:s text:c="2"/><text:span text:style-name="T28">11:30</text:span></text:p>
      <text:p text:style-name="P10">Duration: 90 min <text:s/></text:p>
      <text:p text:style-name="P12">Start: <text:s/><text:span text:style-name="T28">11:30</text:span></text:p>
      <text:p text:style-name="P10">Finish: <text:s/><text:span text:style-name="T28">1pm</text:span></text:p>
      <text:p text:style-name="P10">Hops In: <text:s/><text:span text:style-name="T28">11:55pm</text:span> <text:s text:c="3"/>Hops In: <text:s/><text:span text:style-name="T28">12:30pm</text:span> <text:s/><text:span text:style-name="T29">propane fail</text:span> <text:s/></text:p>
      <text:p text:style-name="P14"><text:span text:style-name="T16">Whirlflock in: <text:s/>1pm <text:s text:c="2"/></text:span>Hops in : <text:span text:style-name="T30">1pm</text:span></text:p>
      <text:p text:style-name="P14">Burner Off: <text:span text:style-name="T28">1:15pm</text:span></text:p>
      <text:p text:style-name="P10">Rest 15 min <text:s text:c="7"/></text:p>
      <text:p text:style-name="P10">Pump and chill: <text:s text:c="4"/></text:p>
      <text:p text:style-name="P13">Start: <text:s text:c="3"/><text:span text:style-name="T30">1:30pm</text:span> <text:s text:c="5"/></text:p>
      <text:p text:style-name="P13">Finish: <text:span text:style-name="T32">2</text:span> <text:s/><text:span text:style-name="T19">pm</text:span> <text:s text:c="2"/></text:p>
      <text:p text:style-name="P10">OG : <text:s text:c="2"/><text:span text:style-name="T19">1.055</text:span></text:p>
      <text:p text:style-name="P10">Yeast: <text:span text:style-name="T31">Mauri-Brew</text:span></text:p>
      <text:p text:style-name="P10">Irish Moss</text:p>
      <text:p text:style-name="P5"/>
      <text:p text:style-name="P5"/>
      <text:p text:style-name="P5">Notes: <text:span text:style-name="T17">cook potatoes the nite before brew</text:span></text:p>
      <text:p text:style-name="P23">Jury rigged 1lb propane tan<text:span text:style-name="T32">2</text:span>k for last hour of bo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04T14:08:31.538169527</dc:date>
    <meta:editing-duration>PT11H26M2S</meta:editing-duration>
    <meta:editing-cycles>32</meta:editing-cycles>
    <meta:document-statistic meta:table-count="0" meta:image-count="0" meta:object-count="3" meta:page-count="2" meta:paragraph-count="69" meta:word-count="237" meta:character-count="2712" meta:non-whitespace-character-count="11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16cm" svg:height="8.999cm" xlink:href="." xlink:type="simple" chart:class="chart:line" chart:style-name="ch1">
        <chart:title svg:x="4.215cm" svg:y="0.315cm" chart:style-name="ch2">
          <text:p>TKK Jan 4'19</text:p>
        </chart:title>
        <chart:legend chart:legend-position="end" svg:x="8.549cm" svg:y="3.702cm" style:legend-expansion="high" chart:style-name="ch3"/>
        <chart:plot-area chart:style-name="ch4" chart:data-source-has-labels="both" svg:x="0.703cm" svg:y="1.3cm" svg:width="8.26cm" svg:height="6.739cm">
          <chartooo:coordinate-region svg:x="1.537cm" svg:y="1.5cm" svg:width="7.426cm" svg:height="5.318cm"/>
          <chart:axis chart:dimension="x" chart:name="primary-x" chart:style-name="ch5" chartooo:axis-type="auto">
            <chartooo:date-scale/>
            <chart:title svg:x="4.471cm" svg:y="8.2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7.7">
                <text:p>67.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">
                <text:p>71</text:p>
              </table:table-cell>
              <table:table-cell office:value-type="float" office:value="61.4">
                <text:p>61.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3">
                <text:p>71.3</text:p>
              </table:table-cell>
              <table:table-cell office:value-type="float" office:value="65.1">
                <text:p>65.1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3">
                <text:p>70.3</text:p>
              </table:table-cell>
              <table:table-cell office:value-type="float" office:value="65.4">
                <text:p>65.4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2">
                <text:p>70.2</text:p>
              </table:table-cell>
              <table:table-cell office:value-type="float" office:value="65.8">
                <text:p>65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.2">
                <text:p>70.2</text:p>
              </table:table-cell>
              <table:table-cell office:value-type="float" office:value="65.9">
                <text:p>65.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8">
                <text:p>70.8</text:p>
              </table:table-cell>
              <table:table-cell office:value-type="float" office:value="66.4">
                <text:p>66.4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8">
                <text:p>70.8</text:p>
              </table:table-cell>
              <table:table-cell office:value-type="float" office:value="66.6">
                <text:p>66.6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7">
                <text:p>70.7</text:p>
              </table:table-cell>
              <table:table-cell office:value-type="float" office:value="66.8">
                <text:p>66.8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7">
                <text:p>70.7</text:p>
              </table:table-cell>
              <table:table-cell office:value-type="float" office:value="66.9">
                <text:p>66.9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8">
                <text:p>70.8</text:p>
              </table:table-cell>
              <table:table-cell office:value-type="float" office:value="67.1">
                <text:p>67.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9">
                <text:p>75.9</text:p>
              </table:table-cell>
              <table:table-cell office:value-type="float" office:value="71.2">
                <text:p>71.2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.8">
                <text:p>80.8</text:p>
              </table:table-cell>
              <table:table-cell office:value-type="float" office:value="75.5">
                <text:p>75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